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style:writing-mode="lr-tb" loext:decorative="false"/>
    </style:style>
    <style:style style:name="Mgr2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674cm" fo:min-width="4.552cm" fo:padding-top="0.139cm" fo:padding-bottom="0.139cm" fo:padding-left="0.264cm" fo:padding-right="0.264cm" loext:decorative="false"/>
      <style:paragraph-properties style:writing-mode="lr-tb"/>
    </style:style>
    <style:style style:name="Mgr3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2.579cm" fo:min-width="4.552cm" fo:padding-top="0.139cm" fo:padding-bottom="0.139cm" fo:padding-left="0.264cm" fo:padding-right="0.264cm" loext:decorative="false"/>
      <style:paragraph-properties style:writing-mode="lr-tb"/>
    </style:style>
    <style:style style:name="Mgr4" style:family="graphic" style:parent-style-name="standard">
      <style:graphic-properties svg:stroke-width="0.028cm" svg:stroke-color="#0a3e13" draw:marker-start-width="0.242cm" draw:marker-end-width="0.242cm" draw:fill-color="#0b6f1d" draw:textarea-horizontal-align="justify" draw:textarea-vertical-align="middle" draw:auto-grow-height="false" fo:min-height="0.674cm" fo:min-width="6.14cm" fo:padding-top="0.139cm" fo:padding-bottom="0.139cm" fo:padding-left="0.264cm" fo:padding-right="0.264cm" loext:decorative="false"/>
      <style:paragraph-properties style:writing-mode="lr-tb"/>
    </style:style>
    <style:style style:name="Mgr5" style:family="graphic" style:parent-style-name="standard">
      <style:graphic-properties svg:stroke-width="0.028cm" svg:stroke-color="#0a3e13" draw:marker-start-width="0.242cm" draw:marker-end-width="0.242cm" svg:stroke-opacity="100%" draw:stroke-linejoin="round" svg:stroke-linecap="butt" draw:fill="none" loext:fill-use-slide-background="false" draw:opacity="100%" draw:textarea-horizontal-align="justify" draw:textarea-vertical-align="middle" draw:auto-grow-height="false" fo:min-height="11.788cm" fo:min-width="6.14cm" fo:padding-top="0.139cm" fo:padding-bottom="0.139cm" fo:padding-left="0.264cm" fo:padding-right="0.264cm" loext:decorative="false"/>
      <style:paragraph-properties style:writing-mode="lr-tb"/>
    </style:style>
    <style:style style:name="Mgr6" style:family="graphic" style:parent-style-name="standard">
      <style:graphic-properties svg:stroke-width="0.028cm" svg:stroke-color="#461b57" draw:marker-start-width="0.242cm" draw:marker-end-width="0.242cm" draw:fill-color="#612578" draw:textarea-horizontal-align="justify" draw:textarea-vertical-align="middle" draw:auto-grow-height="false" fo:min-height="0.357cm" fo:min-width="3.917cm" fo:padding-top="0.139cm" fo:padding-bottom="0.139cm" fo:padding-left="0.264cm" fo:padding-right="0.264cm" loext:decorative="false"/>
      <style:paragraph-properties style:writing-mode="lr-tb"/>
    </style:style>
    <style:style style:name="Mgr7" style:family="graphic" style:parent-style-name="standard">
      <style:graphic-properties svg:stroke-width="0.028cm" svg:stroke-color="#461b57" draw:marker-start-width="0.242cm" draw:marker-end-width="0.242cm" draw:fill="none" loext:fill-use-slide-background="false" draw:textarea-horizontal-align="justify" draw:textarea-vertical-align="middle" draw:auto-grow-height="false" fo:min-height="1.626cm" fo:min-width="3.917cm" fo:padding-top="0.139cm" fo:padding-bottom="0.139cm" fo:padding-left="0.264cm" fo:padding-right="0.264cm" loext:decorative="false"/>
      <style:paragraph-properties style:writing-mode="lr-tb"/>
    </style:style>
    <style:style style:name="Mgr8" style:family="graphic" style:parent-style-name="standard">
      <style:graphic-properties svg:stroke-width="0.028cm" svg:stroke-color="#784b1c" draw:marker-start-width="0.242cm" draw:marker-end-width="0.242cm" draw:fill-color="#b76e21" draw:textarea-horizontal-align="justify" draw:textarea-vertical-align="middle" draw:auto-grow-height="false" fo:min-height="0.357cm" fo:min-width="3.917cm" fo:padding-top="0.139cm" fo:padding-bottom="0.139cm" fo:padding-left="0.264cm" fo:padding-right="0.264cm" loext:decorative="false"/>
      <style:paragraph-properties style:writing-mode="lr-tb"/>
    </style:style>
    <style:style style:name="Mgr9" style:family="graphic" style:parent-style-name="standard">
      <style:graphic-properties svg:stroke-width="0.028cm" svg:stroke-color="#784b1c" draw:marker-start-width="0.242cm" draw:marker-end-width="0.242cm" draw:fill="none" loext:fill-use-slide-background="false" draw:textarea-horizontal-align="justify" draw:textarea-vertical-align="middle" draw:auto-grow-height="false" fo:min-height="2.261cm" fo:min-width="3.917cm" fo:padding-top="0.139cm" fo:padding-bottom="0.139cm" fo:padding-left="0.264cm" fo:padding-right="0.264cm" loext:decorative="false"/>
      <style:paragraph-properties style:writing-mode="lr-tb"/>
    </style:style>
    <style:style style:name="Mgr10" style:family="graphic" style:parent-style-name="standard">
      <style:graphic-properties svg:stroke-width="0.028cm" svg:stroke-color="#3a7f87" draw:marker-start-width="0.242cm" draw:marker-end-width="0.242cm" draw:fill-color="#5ec0cb" draw:textarea-horizontal-align="justify" draw:textarea-vertical-align="middle" draw:auto-grow-height="false" fo:min-height="0.357cm" fo:min-width="3.917cm" fo:padding-top="0.139cm" fo:padding-bottom="0.139cm" fo:padding-left="0.264cm" fo:padding-right="0.264cm" loext:decorative="false"/>
      <style:paragraph-properties style:writing-mode="lr-tb"/>
    </style:style>
    <style:style style:name="Mgr11" style:family="graphic" style:parent-style-name="standard">
      <style:graphic-properties svg:stroke-width="0.028cm" svg:stroke-color="#3a7f87" draw:marker-start-width="0.242cm" draw:marker-end-width="0.242cm" draw:fill="none" loext:fill-use-slide-background="false" draw:textarea-horizontal-align="justify" draw:textarea-vertical-align="middle" draw:auto-grow-height="false" fo:min-height="1.626cm" fo:min-width="3.917cm" fo:padding-top="0.139cm" fo:padding-bottom="0.139cm" fo:padding-left="0.264cm" fo:padding-right="0.264cm" loext:decorative="false"/>
      <style:paragraph-properties style:writing-mode="lr-tb"/>
    </style:style>
    <style:style style:name="Mgr12" style:family="graphic" style:parent-style-name="standard">
      <style:graphic-properties svg:stroke-width="0.028cm" svg:stroke-color="#90992c" draw:marker-start-width="0.242cm" draw:marker-end-width="0.242cm" draw:fill-color="#e4f43e" draw:textarea-horizontal-align="justify" draw:textarea-vertical-align="middle" draw:auto-grow-height="false" fo:min-height="0.674cm" fo:min-width="4.552cm" fo:padding-top="0.139cm" fo:padding-bottom="0.139cm" fo:padding-left="0.264cm" fo:padding-right="0.264cm" loext:decorative="false"/>
      <style:paragraph-properties style:writing-mode="lr-tb"/>
    </style:style>
    <style:style style:name="Mgr13" style:family="graphic" style:parent-style-name="standard">
      <style:graphic-properties svg:stroke-width="0.028cm" svg:stroke-color="#90992c" draw:marker-start-width="0.242cm" draw:marker-end-width="0.242cm" draw:fill="none" loext:fill-use-slide-background="false" draw:textarea-horizontal-align="justify" draw:textarea-vertical-align="middle" draw:auto-grow-height="false" fo:min-height="2.897cm" fo:min-width="4.552cm" fo:padding-top="0.139cm" fo:padding-bottom="0.139cm" fo:padding-left="0.264cm" fo:padding-right="0.264cm" loext:decorative="false"/>
      <style:paragraph-properties style:writing-mode="lr-tb"/>
    </style:style>
    <style:style style:name="Mgr14" style:family="graphic" style:parent-style-name="objectwithoutfill">
      <style:graphic-properties svg:stroke-width="0.028cm" svg:stroke-color="#000000" draw:marker-start="Arrow" draw:marker-start-width="0.3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Mgr15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MP1" style:family="paragraph">
      <style:paragraph-properties fo:text-align="center"/>
      <style:text-properties fo:font-size="10pt" style:font-size-asian="10pt" style:font-size-complex="10pt"/>
    </style:style>
    <style:style style:name="MP2" style:family="paragraph">
      <style:paragraph-properties fo:text-align="start"/>
      <style:text-properties fo:font-size="10pt" style:font-size-asian="10pt" style:font-size-complex="10pt"/>
    </style:style>
    <style:style style:name="MP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MP4" style:family="paragraph">
      <style:paragraph-properties fo:text-align="center"/>
      <style:text-properties fo:font-size="10pt" style:font-size-asian="12pt" style:font-size-complex="12pt"/>
    </style:style>
    <style:style style:name="MP5" style:family="paragraph">
      <loext:graphic-properties draw:fill-color="#0b6f1d"/>
      <style:paragraph-properties fo:text-align="center"/>
      <style:text-properties fo:font-size="10pt" style:font-size-asian="12pt" style:font-size-complex="12pt"/>
    </style:style>
    <style:style style:name="MP6" style:family="paragraph">
      <style:paragraph-properties fo:text-align="start"/>
      <style:text-properties fo:font-size="10pt"/>
    </style:style>
    <style:style style:name="MP7" style:family="paragraph">
      <loext:graphic-properties draw:fill="none" draw:opacity="100%"/>
      <style:paragraph-properties fo:text-align="start"/>
      <style:text-properties fo:font-size="10pt" style:font-size-asian="12pt" style:font-size-complex="12pt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-color="#612578"/>
      <style:paragraph-properties fo:text-align="center"/>
      <style:text-properties fo:font-size="10pt" style:font-size-asian="12pt" style:font-size-complex="12pt"/>
    </style:style>
    <style:style style:name="MP10" style:family="paragraph">
      <style:paragraph-properties fo:margin-top="0cm" fo:margin-bottom="0cm" fo:text-align="start"/>
      <style:text-properties fo:font-size="10pt" style:font-size-asian="10pt" style:font-size-complex="10pt"/>
    </style:style>
    <style:style style:name="MP11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MP12" style:family="paragraph">
      <loext:graphic-properties draw:fill-color="#b76e21"/>
      <style:paragraph-properties fo:text-align="center"/>
      <style:text-properties fo:font-size="10pt" style:font-size-asian="12pt" style:font-size-complex="12pt"/>
    </style:style>
    <style:style style:name="MP13" style:family="paragraph">
      <loext:graphic-properties draw:fill-color="#5ec0cb"/>
      <style:paragraph-properties fo:text-align="center"/>
      <style:text-properties fo:font-size="10pt" style:font-size-asian="12pt" style:font-size-complex="12pt"/>
    </style:style>
    <style:style style:name="MP14" style:family="paragraph">
      <loext:graphic-properties draw:fill-color="#e4f43e"/>
      <style:paragraph-properties fo:text-align="center"/>
      <style:text-properties fo:font-size="10pt" style:font-size-asian="10pt" style:font-size-complex="10pt"/>
    </style:style>
    <style:style style:name="MP15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MP16" style:family="paragraph">
      <loext:graphic-properties draw:fill="none"/>
      <style:paragraph-properties fo:text-align="center"/>
      <style:text-properties fo:font-size="10pt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size-asian="12pt" style:font-size-complex="12pt"/>
    </style:style>
    <style:style style:name="MT3" style:family="text">
      <style:text-properties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1">
        <draw:g draw:style-name="Mgr1" xml:id="id1" draw:id="id1">
          <draw:custom-shape draw:style-name="Mgr2" draw:text-style-name="MP1" draw:layer="backgroundobjects" svg:width="5.08cm" svg:height="0.952cm" svg:x="1.317cm" svg:y="5.128cm">
            <text:p text:style-name="MP1"><text:span text:style-name="MT1">Front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Mgr3" draw:text-style-name="MP3" draw:layer="backgroundobjects" svg:width="5.08cm" svg:height="2.857cm" svg:x="1.317cm" svg:y="6.08cm">
            <text:p text:style-name="MP2"><text:span text:style-name="MT1">- Index.html</text:span></text:p>
            <text:p text:style-name="MP2"><text:span text:style-name="MT1">- App.js</text:span></text:p>
            <text:p text:style-name="MP2"><text:span text:style-name="MT1">- Leaflet.js</text:span></text:p>
            <text:p text:style-name="MP2"><text:span text:style-name="MT1">- OpenStreetMap</text:span></text:p>
            <draw:enhanced-geometry svg:viewBox="0 0 21600 21600" draw:type="rectangle" draw:enhanced-path="M 0 0 L 21600 0 21600 21600 0 21600 0 0 Z N"/>
          </draw:custom-shape>
        </draw:g>
        <draw:custom-shape draw:style-name="Mgr4" draw:text-style-name="MP5" draw:layer="backgroundobjects" svg:width="6.668cm" svg:height="0.952cm" svg:x="7.032cm" svg:y="5.127cm">
          <text:p text:style-name="MP4"><text:span text:style-name="MT2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5" draw:text-style-name="MP7" draw:layer="backgroundobjects" svg:width="6.668cm" svg:height="12.066cm" svg:x="7.032cm" svg:y="6.079cm">
          <text:p text:style-name="MP6"><text:span text:style-name="MT2"/></text:p>
          <draw:enhanced-geometry svg:viewBox="0 0 21600 21600" draw:type="rectangle" draw:enhanced-path="M 0 0 L 21600 0 21600 21600 0 21600 0 0 Z N"/>
        </draw:custom-shape>
        <draw:g draw:style-name="Mgr1" xml:id="id5" draw:id="id5">
          <draw:custom-shape draw:style-name="Mgr6" draw:text-style-name="MP9" draw:layer="backgroundobjects" svg:width="4.445cm" svg:height="0.635cm" svg:x="7.985cm" svg:y="6.397cm">
            <text:p text:style-name="MP8"><text:span text:style-name="MT2">Controller</text:span></text:p>
            <draw:enhanced-geometry svg:viewBox="0 0 21600 21600" draw:type="rectangle" draw:enhanced-path="M 0 0 L 21600 0 21600 21600 0 21600 0 0 Z N"/>
          </draw:custom-shape>
          <draw:custom-shape draw:style-name="Mgr7" draw:text-style-name="MP11" xml:id="id2" draw:id="id2" draw:layer="backgroundobjects" svg:width="4.445cm" svg:height="1.904cm" svg:x="7.985cm" svg:y="7.033cm">
            <text:p text:style-name="MP10">- PathController</text:p>
            <text:p text:style-name="MP10">- HomeController</text:p>
            <draw:enhanced-geometry svg:viewBox="0 0 21600 21600" draw:type="rectangle" draw:enhanced-path="M 0 0 L 21600 0 21600 21600 0 21600 0 0 Z N"/>
          </draw:custom-shape>
        </draw:g>
        <draw:g draw:style-name="Mgr1" xml:id="id6" draw:id="id6">
          <draw:custom-shape draw:style-name="Mgr8" draw:text-style-name="MP12" draw:layer="backgroundobjects" svg:width="4.445cm" svg:height="0.635cm" svg:x="7.985cm" svg:y="10.642cm">
            <text:p text:style-name="MP8"><text:span text:style-name="MT2">Service</text:span></text:p>
            <draw:enhanced-geometry svg:viewBox="0 0 21600 21600" draw:type="rectangle" draw:enhanced-path="M 0 0 L 21600 0 21600 21600 0 21600 0 0 Z N"/>
          </draw:custom-shape>
          <draw:custom-shape draw:style-name="Mgr9" draw:text-style-name="MP11" xml:id="id4" draw:id="id4" draw:layer="backgroundobjects" svg:width="4.445cm" svg:height="2.539cm" svg:x="7.985cm" svg:y="11.278cm">
            <text:p text:style-name="MP10"><text:span text:style-name="MT3">- GraphService</text:span></text:p>
            <text:p text:style-name="MP10"><text:span text:style-name="MT3">- Algorithms</text:span></text:p>
            <text:p text:style-name="MP10"><text:span text:style-name="MT3">- BFS Algorithm</text:span></text:p>
            <text:p text:style-name="MP10"><text:span text:style-name="MT3">- DFS Algorithm</text:span></text:p>
            <text:p text:style-name="MP10"><text:span text:style-name="MT3">- Dijkstra Algorithm</text:span></text:p>
            <draw:enhanced-geometry svg:viewBox="0 0 21600 21600" draw:type="rectangle" draw:enhanced-path="M 0 0 L 21600 0 21600 21600 0 21600 0 0 Z N"/>
          </draw:custom-shape>
        </draw:g>
        <draw:g draw:style-name="Mgr1" xml:id="id7" draw:id="id7">
          <draw:custom-shape draw:style-name="Mgr10" draw:text-style-name="MP13" draw:layer="backgroundobjects" svg:width="4.445cm" svg:height="0.635cm" svg:x="7.985cm" svg:y="15.287cm">
            <text:p text:style-name="MP8"><text:span text:style-name="MT2">Model</text:span></text:p>
            <draw:enhanced-geometry svg:viewBox="0 0 21600 21600" draw:type="rectangle" draw:enhanced-path="M 0 0 L 21600 0 21600 21600 0 21600 0 0 Z N"/>
          </draw:custom-shape>
          <draw:custom-shape draw:style-name="Mgr11" draw:text-style-name="MP11" draw:layer="backgroundobjects" svg:width="4.445cm" svg:height="1.904cm" svg:x="7.985cm" svg:y="15.923cm">
            <text:p text:style-name="MP10"><text:span text:style-name="MT3">- Node</text:span></text:p>
            <text:p text:style-name="MP10"><text:span text:style-name="MT3">- Edge</text:span></text:p>
            <text:p text:style-name="MP10"><text:span text:style-name="MT3">- PathResponse</text:span></text:p>
            <draw:enhanced-geometry svg:viewBox="0 0 21600 21600" draw:type="rectangle" draw:enhanced-path="M 0 0 L 21600 0 21600 21600 0 21600 0 0 Z N"/>
          </draw:custom-shape>
        </draw:g>
        <draw:g draw:style-name="Mgr1" xml:id="id3" draw:id="id3">
          <draw:custom-shape draw:style-name="Mgr12" draw:text-style-name="MP14" draw:layer="backgroundobjects" svg:width="5.08cm" svg:height="0.952cm" svg:x="14.335cm" svg:y="5.128cm">
            <text:p text:style-name="MP1"><text:span text:style-name="MT1">Data</text:span></text:p>
            <draw:enhanced-geometry svg:viewBox="0 0 21600 21600" draw:type="rectangle" draw:enhanced-path="M 0 0 L 21600 0 21600 21600 0 21600 0 0 Z N"/>
          </draw:custom-shape>
          <draw:custom-shape draw:style-name="Mgr13" draw:text-style-name="MP3" draw:layer="backgroundobjects" svg:width="5.08cm" svg:height="3.175cm" svg:x="14.335cm" svg:y="6.08cm">
            <text:p text:style-name="MP2"><text:span text:style-name="MT1">UbMap</text:span></text:p>
            <text:p text:style-name="MP2"><text:span text:style-name="MT1">- ub_roads_full.cpg</text:span></text:p>
            <text:p text:style-name="MP15"><text:span text:style-name="MT1">- ub_roads_full.dbf</text:span></text:p>
            <text:p text:style-name="MP15"><text:span text:style-name="MT1">- ub_roads_full.prj</text:span></text:p>
            <text:p text:style-name="MP15"><text:span text:style-name="MT1">- ub_roads_full.shp</text:span></text:p>
            <text:p text:style-name="MP15"><text:span text:style-name="MT1">- ub_roads_full.shx</text:span></text:p>
            <draw:enhanced-geometry svg:viewBox="0 0 21600 21600" draw:type="rectangle" draw:enhanced-path="M 0 0 L 21600 0 21600 21600 0 21600 0 0 Z N"/>
          </draw:custom-shape>
        </draw:g>
        <draw:connector draw:style-name="Mgr14" draw:text-style-name="MP16" draw:layer="backgroundobjects" svg:x1="6.397cm" svg:y1="7.032cm" svg:x2="7.985cm" svg:y2="7.985cm" draw:start-shape="id1" draw:start-glue-point="1" draw:end-shape="id2" draw:end-glue-point="3" svg:d="M6397 7032h794v953h794" svg:viewBox="0 0 1589 954">
          <text:p/>
        </draw:connector>
        <draw:connector draw:style-name="Mgr15" draw:text-style-name="MP16" draw:layer="backgroundobjects" svg:x1="14.335cm" svg:y1="7.191cm" svg:x2="12.43cm" svg:y2="12.547cm" draw:start-shape="id3" draw:start-glue-point="3" draw:end-shape="id4" draw:end-glue-point="1" svg:d="M14335 7191h-953v5356h-952" svg:viewBox="0 0 1906 5357">
          <text:p/>
        </draw:connector>
        <draw:connector draw:style-name="Mgr14" draw:text-style-name="MP17" draw:layer="backgroundobjects" svg:x1="10.207cm" svg:y1="8.937cm" svg:x2="7.985cm" svg:y2="12.229cm" draw:start-shape="id5" draw:start-glue-point="2" draw:end-shape="id6" draw:end-glue-point="3" svg:d="M10207 8937v852h-2737v2440h515" svg:viewBox="0 0 2738 3293">
          <text:p/>
        </draw:connector>
        <draw:connector draw:style-name="Mgr15" draw:text-style-name="MP17" draw:layer="backgroundobjects" svg:x1="7.985cm" svg:y1="16.557cm" svg:x2="10.207cm" svg:y2="13.817cm" draw:start-shape="id7" draw:start-glue-point="3" draw:end-shape="id6" draw:end-glue-point="2" svg:d="M7985 16557h-515v-2006h2737v-734" svg:viewBox="0 0 2738 2741">
          <text:p/>
        </draw:connector>
      </draw:g>
    </style:master-page>
    <style:master-page style:name="Default_20_1" style:display-name="Default 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7:17:35.794830753</meta:creation-date>
    <dc:date>2025-10-29T19:06:10.956960856</dc:date>
    <meta:editing-duration>PT4M47S</meta:editing-duration>
    <meta:editing-cycles>1</meta:editing-cycles>
    <meta:document-statistic meta:object-count="22"/>
    <meta:generator>LibreOffice/24.2.7.2$Linux_X86_64 LibreOffice_project/420$Build-2</meta:generator>
  </office:meta>
</office:document-meta>
</file>